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.45821">
            <text:p>1.45821</text:p>
          </table:table-cell>
          <table:table-cell office:value-type="float" office:value="69.357">
            <text:p>69.357</text:p>
          </table:table-cell>
          <table:table-cell office:value-type="float" office:value="161.767">
            <text:p>161.767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-0.811479">
            <text:p>-0.811479</text:p>
          </table:table-cell>
          <table:table-cell office:value-type="float" office:value="34.355">
            <text:p>34.355</text:p>
          </table:table-cell>
          <table:table-cell office:value-type="float" office:value="74.74">
            <text:p>74.74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-1.468">
            <text:p>-1.468</text:p>
          </table:table-cell>
          <table:table-cell office:value-type="float" office:value="23.611">
            <text:p>23.611</text:p>
          </table:table-cell>
          <table:table-cell office:value-type="float" office:value="49.21">
            <text:p>49.2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-2.008">
            <text:p>-2.008</text:p>
          </table:table-cell>
          <table:table-cell office:value-type="float" office:value="17.17">
            <text:p>17.17</text:p>
          </table:table-cell>
          <table:table-cell office:value-type="float" office:value="36.51">
            <text:p>36.5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212">
            <text:p>0.212</text:p>
          </table:table-cell>
          <table:table-cell office:value-type="float" office:value="15.3166">
            <text:p>15.3166</text:p>
          </table:table-cell>
          <table:table-cell office:value-type="float" office:value="30.38">
            <text:p>30.3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25">
            <text:p>0.25</text:p>
          </table:table-cell>
          <table:table-cell office:value-type="float" office:value="12.977">
            <text:p>12.977</text:p>
          </table:table-cell>
          <table:table-cell office:value-type="float" office:value="26.5">
            <text:p>26.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00102">
            <text:p>0.00102</text:p>
          </table:table-cell>
          <table:table-cell office:value-type="float" office:value="11.3122">
            <text:p>11.3122</text:p>
          </table:table-cell>
          <table:table-cell office:value-type="float" office:value="22.79">
            <text:p>22.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43">
            <text:p>0.43</text:p>
          </table:table-cell>
          <table:table-cell office:value-type="float" office:value="11.23">
            <text:p>11.23</text:p>
          </table:table-cell>
          <table:table-cell office:value-type="float" office:value="21.15">
            <text:p>21.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53578">
            <text:p>0.53578</text:p>
          </table:table-cell>
          <table:table-cell office:value-type="float" office:value="10.6153">
            <text:p>10.6153</text:p>
          </table:table-cell>
          <table:table-cell office:value-type="float" office:value="19.807">
            <text:p>19.80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8714">
            <text:p>0.8714</text:p>
          </table:table-cell>
          <table:table-cell office:value-type="float" office:value="9.925">
            <text:p>9.925</text:p>
          </table:table-cell>
          <table:table-cell office:value-type="float" office:value="17.483">
            <text:p>17.483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36.669">
            <text:p>-236.669</text:p>
          </table:table-cell>
          <table:table-cell office:value-type="float" office:value="65.7308">
            <text:p>65.7308</text:p>
          </table:table-cell>
          <table:table-cell office:value-type="float" office:value="148.92">
            <text:p>148.9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117.244">
            <text:p>-117.244</text:p>
          </table:table-cell>
          <table:table-cell office:value-type="float" office:value="33.6287">
            <text:p>33.6287</text:p>
          </table:table-cell>
          <table:table-cell office:value-type="float" office:value="86.5505">
            <text:p>86.550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75.1291">
            <text:p>-75.1291</text:p>
          </table:table-cell>
          <table:table-cell office:value-type="float" office:value="23.5099">
            <text:p>23.5099</text:p>
          </table:table-cell>
          <table:table-cell office:value-type="float" office:value="57.2127">
            <text:p>57.212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54.2736">
            <text:p>-54.2736</text:p>
          </table:table-cell>
          <table:table-cell office:value-type="float" office:value="17.2972">
            <text:p>17.2972</text:p>
          </table:table-cell>
          <table:table-cell office:value-type="float" office:value="42.1226">
            <text:p>42.12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42.8793">
            <text:p>-42.8793</text:p>
          </table:table-cell>
          <table:table-cell office:value-type="float" office:value="15.5514">
            <text:p>15.5514</text:p>
          </table:table-cell>
          <table:table-cell office:value-type="float" office:value="32.4699">
            <text:p>32.469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35.3166">
            <text:p>-35.3166</text:p>
          </table:table-cell>
          <table:table-cell office:value-type="float" office:value="13.5371">
            <text:p>13.5371</text:p>
          </table:table-cell>
          <table:table-cell office:value-type="float" office:value="28.2454">
            <text:p>28.245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9.4924">
            <text:p>-29.4924</text:p>
          </table:table-cell>
          <table:table-cell office:value-type="float" office:value="12.0561">
            <text:p>12.0561</text:p>
          </table:table-cell>
          <table:table-cell office:value-type="float" office:value="24.852">
            <text:p>24.85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5.883">
            <text:p>-25.883</text:p>
          </table:table-cell>
          <table:table-cell office:value-type="float" office:value="10.5">
            <text:p>10.5</text:p>
          </table:table-cell>
          <table:table-cell office:value-type="float" office:value="19.9257">
            <text:p>19.925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2.68">
            <text:p>-22.68</text:p>
          </table:table-cell>
          <table:table-cell office:value-type="float" office:value="10.23">
            <text:p>10.23</text:p>
          </table:table-cell>
          <table:table-cell office:value-type="float" office:value="18.6745">
            <text:p>18.674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19.58">
            <text:p>-19.58</text:p>
          </table:table-cell>
          <table:table-cell office:value-type="float" office:value="9.86">
            <text:p>9.86</text:p>
          </table:table-cell>
          <table:table-cell office:value-type="float" office:value="16.85">
            <text:p>16.8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149.389">
            <text:p>-149.389</text:p>
          </table:table-cell>
          <table:table-cell office:value-type="float" office:value="23.8434">
            <text:p>23.8434</text:p>
          </table:table-cell>
          <table:table-cell office:value-type="float" office:value="60.5118">
            <text:p>60.511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112.44">
            <text:p>-112.44</text:p>
          </table:table-cell>
          <table:table-cell office:value-type="float" office:value="18.879">
            <text:p>18.879</text:p>
          </table:table-cell>
          <table:table-cell office:value-type="float" office:value="47.0302">
            <text:p>47.03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87.043">
            <text:p>-87.043</text:p>
          </table:table-cell>
          <table:table-cell office:value-type="float" office:value="16.0877">
            <text:p>16.0877</text:p>
          </table:table-cell>
          <table:table-cell office:value-type="float" office:value="36.6098">
            <text:p>36.609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73.0742">
            <text:p>-73.0742</text:p>
          </table:table-cell>
          <table:table-cell office:value-type="float" office:value="13.7614">
            <text:p>13.7614</text:p>
          </table:table-cell>
          <table:table-cell office:value-type="float" office:value="29.8362">
            <text:p>29.836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59.9595">
            <text:p>-59.9595</text:p>
          </table:table-cell>
          <table:table-cell office:value-type="float" office:value="11.7409">
            <text:p>11.7409</text:p>
          </table:table-cell>
          <table:table-cell office:value-type="float" office:value="24.633">
            <text:p>24.63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52.5521">
            <text:p>-52.5521</text:p>
          </table:table-cell>
          <table:table-cell office:value-type="float" office:value="11.1331">
            <text:p>11.1331</text:p>
          </table:table-cell>
          <table:table-cell office:value-type="float" office:value="21.8494">
            <text:p>21.849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46.5424">
            <text:p>-46.5424</text:p>
          </table:table-cell>
          <table:table-cell office:value-type="float" office:value="10.2389">
            <text:p>10.2389</text:p>
          </table:table-cell>
          <table:table-cell office:value-type="float" office:value="19.153">
            <text:p>19.15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37.6058">
            <text:p>-37.6058</text:p>
          </table:table-cell>
          <table:table-cell office:value-type="float" office:value="8.35536">
            <text:p>8.35536</text:p>
          </table:table-cell>
          <table:table-cell office:value-type="float" office:value="15.1156">
            <text:p>15.1156</text:p>
          </table:table-cell>
          <table:table-cell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6/04/2018</text:date>, <text:time>22:00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3:24.54</meta:creation-date>
    <dc:date>2018-06-04T22:00:25.21</dc:date>
    <meta:editing-duration>PT1H36M59S</meta:editing-duration>
    <meta:editing-cycles>5</meta:editing-cycles>
    <meta:generator>OpenOffice/4.1.5$Win32 OpenOffice.org_project/415m1$Build-9789</meta:generator>
    <meta:document-statistic meta:table-count="3" meta:cell-count="322" meta:object-count="0"/>
  </office:meta>
</office:document-meta>
</file>